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065a79" style:font-size-asian="15pt" style:font-size-complex="15pt"/>
    </style:style>
    <style:style style:name="P3" style:family="paragraph" style:parent-style-name="Standard">
      <style:text-properties fo:font-size="15pt" fo:language="en" fo:country="US" fo:font-weight="bold" officeooo:rsid="00065a79" officeooo:paragraph-rsid="00065a7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8pt" fo:language="en" fo:country="US" fo:font-weight="bold" officeooo:rsid="00065a79" officeooo:paragraph-rsid="00065a79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fo:font-weight="bold" officeooo:rsid="00065a79" officeooo:paragraph-rsid="00065a7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language="en" fo:country="US" fo:font-weight="bold" officeooo:rsid="00065a79" officeooo:paragraph-rsid="00065a79" style:font-size-asian="14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5a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ll-stack development</text:p>
      <text:p text:style-name="P2"/>
      <text:p text:style-name="P5"><text:span text:style-name="T2">F</text:span><text:span text:style-name="T1">ront-end development</text:span></text:p>
      <text:p text:style-name="P2"><text:span text:style-name="T2"/></text:p>
      <text:p text:style-name="P2"><text:span text:style-name="T2">T</text:span>he front-end is the part of ​the application that runs directly on the user's device, ​whether it's a browser, mobile app, or desktop app. </text:p>
      <text:p text:style-name="P2">​It's where the user interacts with the application. ​This interaction includes everything ​they experience and click on, ​the layout, text, images, buttons, and forms.</text:p>
      <text:p text:style-name="P2"/>
      <text:p text:style-name="P5"><text:span text:style-name="T1">Back-end development</text:span></text:p>
      <text:p text:style-name="P5"/>
      <text:p text:style-name="P2">​On the other hand, the back-end is ​the part of the application that runs on the server. ​It's where the magic happens behind the scenes, ​managing databases, processing requests, ​and ensuring that everything functions smoothly. ​For instance, when you submit a form on a website, ​the back-end processes your input and retrieves ​the necessary data from ​the server to display it on the front-end. ​</text:p>
      <text:p text:style-name="P2"/>
      <text:p text:style-name="P5"><text:span text:style-name="T1">Full-stack development</text:span></text:p>
      <text:p text:style-name="P5"/>
      <text:p text:style-name="P1">​Full-stack development is the development of ​both the front-end and the back-end of a web application. ​The role demands a broad understanding ​of the technologies involved and ​how they will work together to ​deliver a seamless user experience. ​For example, a full-stack developer ​might design a website's interface ​while also writing the server-side code ​that powers its functionality. ​By mastering both sides of the application, ​full-stack developers ensure that ​all parts of the system work together, ​providing a smooth and efficient user experience. ​Understanding full-stack development gives ​a glimpse into its scope. </text:p>
      <text:p text:style-name="P1"/>
      <text:p text:style-name="P6">Full-stack developers principles</text:p>
      <text:p text:style-name="P1"/>
      <text:p text:style-name="P3">1. Mastering both front-end and back-end</text:p>
      <text:p text:style-name="P3"/>
      <text:p text:style-name="P2">​First, full-stack developers need to ​master both the front-end and back-end to be effective. ​This means having the ability to build ​user interfaces with technologies like HTML, ​CSS, and JavaScript to create an intuitive experience. ​It also involves being able to ​handle server-side tasks like ​database management and API integration using ​tools like C#, Python, or Ruby. ​</text:p>
      <text:p text:style-name="P2"/>
      <text:p text:style-name="P3"><text:soft-page-break/>2. Deliver end-to-end solutions</text:p>
      <text:p text:style-name="P3"/>
      <text:p text:style-name="P2">Mastering both the front-end and ​back-end equips full-stack developers ​with the skills needed to deliver end-to-end solutions. ​Full-stack development prioritizes creating ​smooth interactions between ​the user interface and the server. ​This means ensuring that data flows seamlessly ​from the front-end to the back-end and back to the user. <text:span text:style-name="T2">F</text:span>or example, a full-stack developer might focus ​on ensuring that when a user ​inputs their credit card information, ​that data is correctly processed ​quickly and the user ​immediately receives a confirmation message. </text:p>
      <text:p text:style-name="P2"/>
      <text:p text:style-name="P3">3. Optimize performance</text:p>
      <text:p text:style-name="P2"/>
      <text:p text:style-name="P2">Delivering end-to-end solutions requires ​full-stack developers to optimize performance. ​By fine tuning every layer from ​the user interface to the back-end database, ​full-stack developers ensure that ​the application runs efficiently, ​providing users with a fast and responsive experience. ​Performance refers to how quickly and efficiently ​the site or application responds to users' requests. ​For example, when you click on a button on a website, ​high performance ensures that the page loads instantly, ​providing a smooth experience. ​</text:p>
      <text:p text:style-name="P2"/>
      <text:p text:style-name="P3">4. Security</text:p>
      <text:p text:style-name="P2"/>
      <text:p text:style-name="P2">As full-stack developers fine tune the system for speed, ​they must also embed robust security measures ​at every layer to protect against threats. ​This ensures that the application ​remains safe and reliable. Security refers to the measures ​and protocols developers implement ​to protect websites and applications ​from unauthorized access, ​data breaches, and other cyber threats. ​As a full-stack engineer, ​you must ensure that every layer ​of your application is protected from ​the database to the user interface ​against potential threats.</text:p>
      <text:p text:style-name="P2"/>
      <text:p text:style-name="P3">5. <text:s/>Accessibility</text:p>
      <text:p text:style-name="P2"/>
      <text:p text:style-name="P2">​Just as security safeguards the application, ​ensuring accessibility broadens its reach. ​Full-stack developers must design ​with inclusivity in mind, ​making sure their secure ​high-performing applications are usable by everyone. ​Accessibility ensures that websites ​and applications are usable on ​a variety of devices by ​everyone regardless of their abilities. ​Full-stack developers make websites ​and applications accessible by creating ​interfaces that can be easily ​navigated and understood by everyone, ​including people with disabilities. </text:p>
      <text:p text:style-name="P2"/>
      <text:p text:style-name="P3">6. Responsive design</text:p>
      <text:p text:style-name="P2"><text:soft-page-break/>Building on the principle of accessibility, ​responsive design is essential to ensure that ​applications adapt seamlessly to various devices. </text:p>
      <text:p text:style-name="P1">​By embracing responsive design, ​full-stack developers ​make their applications flexible and ​user-friendly regardless of screen size or orientation. ​Responsiveness refers to the ability ​of a website to change ​its layout and content to fit ​different screen sizes and orientations. ​Responsiveness ensures that users have ​an easily navigable experience on any device, ​be it a desktop, laptop, ​tablet, or smartphone. 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7T15:57:53.469000000</dc:date>
    <meta:editing-duration>PT9M20S</meta:editing-duration>
    <meta:editing-cycles>1</meta:editing-cycles>
    <meta:document-statistic meta:table-count="0" meta:image-count="0" meta:object-count="0" meta:page-count="3" meta:paragraph-count="22" meta:word-count="677" meta:character-count="4759" meta:non-whitespace-character-count="3986"/>
    <meta:generator>LibreOffice/7.3.4.2$Windows_X86_64 LibreOffice_project/728fec16bd5f605073805c3c9e7c4212a0120dc5</meta:generator>
  </office:meta>
</office:document-meta>
</file>